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" svg:font-family="Calibri"/>
    <style:font-face style:name="Calibri Light" svg:font-family="'Calibri Light'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aa0000" draw:stroke-linejoin="miter" draw:fill="none" draw:textarea-vertical-align="middle" draw:auto-grow-height="false" draw:fit-to-size="false" style:shrink-to-fit="false" fo:min-height="0.025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9cm" svg:stroke-color="#aa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1.46cm" fo:min-width="2.18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0.959cm" fo:min-width="5.032cm" fo:padding-top="0.125cm" fo:padding-bottom="0.125cm" fo:padding-left="0.25cm" fo:padding-right="0.25cm" fo:wrap-option="wrap"/>
    </style:style>
    <style:style style:name="gr6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827cm" fo:min-width="2.16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549cm" fo:min-width="3.495cm" fo:padding-top="0.125cm" fo:padding-bottom="0.125cm" fo:padding-left="0.25cm" fo:padding-right="0.25cm" fo:wrap-option="wrap"/>
    </style:style>
    <style:style style:name="gr8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532cm" fo:min-width="1.81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3.136cm" fo:min-width="3.018cm" fo:padding-top="0.125cm" fo:padding-bottom="0.125cm" fo:padding-left="0.25cm" fo:padding-right="0.25cm" fo:wrap-option="wrap"/>
    </style:style>
    <style:style style:name="gr10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1cm" fo:min-width="2.308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4.325cm" fo:min-width="1.502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0cm" fo:min-width="6.9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2.012cm" fo:min-width="3.25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2.871cm" fo:min-width="1.992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718cm" fo:min-width="2.19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984cm" fo:min-width="0.88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4" svg:stroke-width="0.053cm" svg:stroke-color="#ac9d93" draw:marker-end="msArrowEnd_20_5" draw:marker-end-width="0.21cm" draw:marker-end-center="false" draw:stroke-linejoin="miter" draw:fill="none" draw:textarea-vertical-align="top" draw:auto-grow-height="false" fo:min-height="3.257cm" fo:min-width="4.991cm" fo:padding-top="0.125cm" fo:padding-bottom="0.125cm" fo:padding-left="0.25cm" fo:padding-right="0.25cm" fo:wrap-option="wrap"/>
    </style:style>
    <style:style style:name="gr18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704cm" fo:min-width="2.05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09cm" fo:min-width="1.79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4" svg:stroke-width="0.053cm" svg:stroke-color="#ac9d93" draw:marker-end="msArrowEnd_20_5" draw:marker-end-width="0.21cm" draw:marker-end-center="false" draw:stroke-linejoin="miter" draw:fill="none" draw:textarea-vertical-align="top" draw:auto-grow-height="false" fo:min-height="4.619cm" fo:min-width="3.307cm" fo:padding-top="0.125cm" fo:padding-bottom="0.125cm" fo:padding-left="0.25cm" fo:padding-right="0.25cm" fo:wrap-option="wrap"/>
    </style:style>
    <style:style style:name="gr21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659cm" fo:min-width="2.1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924cm" fo:min-width="5.91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53cm" svg:stroke-color="#ac9d93" draw:marker-end="msArrowEnd_20_5" draw:marker-end-width="0.21cm" draw:marker-end-center="false" draw:stroke-linejoin="miter" draw:fill="none" draw:textarea-vertical-align="top" draw:auto-grow-height="false" fo:min-height="3.932cm" fo:min-width="2.475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715cm" fo:min-width="2.415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2.679cm" fo:min-width="3.86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4" svg:stroke-width="0.053cm" svg:stroke-color="#ac9d93" draw:marker-end="msArrowEnd_20_5" draw:marker-end-width="0.21cm" draw:marker-end-center="false" draw:stroke-linejoin="miter" draw:fill="none" draw:textarea-vertical-align="top" draw:auto-grow-height="false" fo:min-height="3.135cm" fo:min-width="3.77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aa0000" draw:stroke-linejoin="miter" draw:fill="none" draw:textarea-vertical-align="middle" draw:auto-grow-height="false" draw:fit-to-size="false" style:shrink-to-fit="false" fo:min-height="0.097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483cm" fo:min-width="1.49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2.691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3.582cm" fo:min-width="2.447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1.621cm" fo:min-width="3.10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0.28cm" fo:min-width="6.362cm" fo:padding-top="0.125cm" fo:padding-bottom="0.125cm" fo:padding-left="0.25cm" fo:padding-right="0.25cm" fo:wrap-option="wrap"/>
    </style:style>
    <style:style style:name="gr35" style:family="graphic">
      <style:graphic-properties style:protect="size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1.46cm" fo:min-width="2.185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827cm" fo:min-width="2.165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532cm" fo:min-width="1.818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1cm" fo:min-width="2.308cm" fo:padding-top="0.125cm" fo:padding-bottom="0.125cm" fo:padding-left="0.25cm" fo:padding-right="0.25cm" fo:wrap-option="wrap"/>
    </style:style>
    <style:style style:name="gr41" style:family="graphic" style:parent-style-name="standard" style:list-style-name="L7">
      <style:graphic-properties draw:stroke="solid" svg:stroke-width="0.035cm" svg:stroke-color="#ac9d93" draw:stroke-linejoin="miter" draw:fill="solid" draw:fill-color="#ce181e" draw:textarea-vertical-align="middle" draw:auto-grow-height="false" draw:fit-to-size="false" style:shrink-to-fit="false" fo:min-height="0.718cm" fo:min-width="2.196cm" fo:padding-top="0.125cm" fo:padding-bottom="0.125cm" fo:padding-left="0.25cm" fo:padding-right="0.25cm" fo:wrap-option="wrap"/>
    </style:style>
    <style:style style:name="gr42" style:family="graphic" style:parent-style-name="standard" style:list-style-name="L7">
      <style:graphic-properties draw:stroke="solid" svg:stroke-width="0.035cm" svg:stroke-color="#ac9d93" draw:stroke-linejoin="miter" draw:fill="solid" draw:fill-color="#ce181e" draw:textarea-vertical-align="middle" draw:auto-grow-height="false" draw:fit-to-size="false" style:shrink-to-fit="false" fo:min-height="0.738cm" fo:min-width="2.218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137cm" fo:min-width="1.935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3cm" svg:stroke-color="#ac9d93" draw:marker-end="msArrowEnd_20_5" draw:marker-end-width="0.21cm" draw:marker-end-center="false" draw:stroke-linejoin="miter" draw:fill="none" draw:textarea-vertical-align="top" draw:auto-grow-height="false" fo:min-height="4.79cm" fo:min-width="3.545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solid" svg:stroke-width="0.035cm" svg:stroke-color="#ac9d93" draw:stroke-linejoin="miter" draw:fill="solid" draw:fill-color="#ce181e" draw:textarea-vertical-align="middle" draw:auto-grow-height="false" draw:fit-to-size="false" style:shrink-to-fit="false" fo:min-height="0.773cm" fo:min-width="2.501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943cm" fo:min-width="5.874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dash" draw:stroke-dash="Dashed_20__28_var_29__20_4" svg:stroke-width="0.053cm" svg:stroke-color="#ac9d93" draw:marker-end="msArrowEnd_20_5" draw:marker-end-width="0.21cm" draw:marker-end-center="false" draw:stroke-linejoin="miter" draw:fill="none" draw:textarea-vertical-align="top" draw:auto-grow-height="false" fo:min-height="4.458cm" fo:min-width="2.39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715cm" fo:min-width="2.415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2.627cm" fo:min-width="3.86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dash" draw:stroke-dash="Dashed_20__28_var_29__20_4" svg:stroke-width="0.053cm" svg:stroke-color="#ac9d93" draw:marker-end="msArrowEnd_20_5" draw:marker-end-width="0.21cm" draw:marker-end-center="false" draw:stroke-linejoin="miter" draw:fill="none" draw:textarea-vertical-align="top" draw:auto-grow-height="false" fo:min-height="3.083cm" fo:min-width="3.773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483cm" fo:min-width="1.49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1.441cm" fo:min-width="2.756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0.506cm" fo:min-width="6.413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793cm" fo:min-width="1.597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solid" svg:stroke-width="0.053cm" svg:stroke-color="#ac9d93" draw:stroke-linejoin="miter" draw:fill="none" draw:textarea-vertical-align="middle" draw:auto-grow-height="false" draw:fit-to-size="false" style:shrink-to-fit="false" fo:min-height="0.658cm" fo:min-width="2.641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084cm" fo:min-width="4.15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solid" svg:stroke-width="0.053cm" svg:stroke-color="#ac9d93" draw:stroke-linejoin="miter" draw:fill="none" draw:textarea-vertical-align="middle" draw:auto-grow-height="false" draw:fit-to-size="false" style:shrink-to-fit="false" fo:min-height="0.658cm" fo:min-width="2.641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056cm" fo:min-width="3.23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solid" svg:stroke-width="0.053cm" svg:stroke-color="#ac9d93" draw:stroke-linejoin="miter" draw:fill="none" draw:textarea-vertical-align="middle" draw:auto-grow-height="false" draw:fit-to-size="false" style:shrink-to-fit="false" fo:min-height="0.658cm" fo:min-width="2.641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ac9d93" draw:marker-end="msArrowOpenEnd_20_8_20_53" draw:marker-end-width="0.385cm" draw:marker-end-center="false" draw:stroke-linejoin="miter" draw:fill="none" draw:textarea-vertical-align="middle" draw:auto-grow-height="false" draw:fit-to-size="false" style:shrink-to-fit="false" fo:min-height="0.26cm" fo:min-width="0.869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solid" svg:stroke-width="0.035cm" svg:stroke-color="#ac9d93" draw:stroke-linejoin="miter" draw:fill="solid" draw:fill-color="#ce181e" draw:textarea-vertical-align="middle" draw:auto-grow-height="false" draw:fit-to-size="false" style:shrink-to-fit="false" fo:min-height="0.718cm" fo:min-width="2.196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solid" svg:stroke-width="0.035cm" svg:stroke-color="#ac9d93" draw:stroke-linejoin="miter" draw:fill="solid" draw:fill-color="#ce181e" draw:textarea-vertical-align="middle" draw:auto-grow-height="false" draw:fit-to-size="false" style:shrink-to-fit="false" fo:min-height="0.738cm" fo:min-width="2.218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614cm" fo:min-width="1.414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solid" svg:stroke-width="0.053cm" svg:stroke-color="#ac9d93" draw:stroke-linejoin="miter" draw:fill="none" draw:textarea-vertical-align="middle" draw:auto-grow-height="false" draw:fit-to-size="false" style:shrink-to-fit="false" fo:min-height="0.578cm" fo:min-width="2.366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0.841cm" fo:min-width="2.118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solid" svg:stroke-width="0.053cm" svg:stroke-color="#ac9d93" draw:stroke-linejoin="miter" draw:fill="none" draw:textarea-vertical-align="middle" draw:auto-grow-height="false" draw:fit-to-size="false" style:shrink-to-fit="false" fo:min-height="0.492cm" fo:min-width="2.068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0.686cm" fo:min-width="1.976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solid" svg:stroke-width="0.053cm" svg:stroke-color="#ac9d93" draw:stroke-linejoin="miter" draw:fill="none" draw:textarea-vertical-align="middle" draw:auto-grow-height="false" draw:fit-to-size="false" style:shrink-to-fit="false" fo:min-height="0.513cm" fo:min-width="2.138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ac9d93" draw:marker-end="msArrowOpenEnd_20_8_20_53" draw:marker-end-width="0.385cm" draw:marker-end-center="false" draw:stroke-linejoin="miter" draw:fill="none" draw:textarea-vertical-align="middle" draw:auto-grow-height="false" draw:fit-to-size="false" style:shrink-to-fit="false" fo:min-height="0.496cm" fo:min-width="0.503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0.512cm" fo:min-width="0.516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715cm" fo:min-width="2.415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solid" svg:stroke-width="0.035cm" svg:stroke-color="#ac9d93" draw:stroke-linejoin="miter" draw:fill="solid" draw:fill-color="#ce181e" draw:textarea-vertical-align="middle" draw:auto-grow-height="false" draw:fit-to-size="false" style:shrink-to-fit="false" fo:min-height="0.773cm" fo:min-width="2.501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0.623cm" fo:min-width="2.1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715cm" fo:min-width="2.415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solid" svg:stroke-width="0.035cm" svg:stroke-color="#ac9d93" draw:stroke-linejoin="miter" draw:fill="none" draw:textarea-vertical-align="middle" draw:auto-grow-height="false" draw:fit-to-size="false" style:shrink-to-fit="false" fo:min-height="0.715cm" fo:min-width="2.415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53cm" svg:stroke-color="#aa0000" draw:marker-end="msArrowEnd_20_5" draw:marker-end-width="0.21cm" draw:marker-end-center="false" draw:stroke-linejoin="miter" draw:fill="none" draw:textarea-vertical-align="top" draw:auto-grow-height="false" fo:min-height="1.103cm" fo:min-width="0.775cm" fo:padding-top="0.125cm" fo:padding-bottom="0.125cm" fo:padding-left="0.25cm" fo:padding-right="0.25cm" fo:wrap-option="wrap"/>
    </style:style>
    <style:style style:name="gr81" style:family="graphic" style:parent-style-name="standard" style:list-style-name="L8">
      <style:graphic-properties draw:stroke="solid" svg:stroke-width="0.079cm" svg:stroke-color="#aa0000" draw:stroke-linejoin="miter" draw:fill="solid" draw:fill-color="#aa0000" draw:opacity="51%" draw:textarea-vertical-align="middle" draw:auto-grow-height="false" draw:fit-to-size="false" style:shrink-to-fit="false" fo:min-height="1.56cm" fo:min-width="3.593cm" fo:padding-top="0.125cm" fo:padding-bottom="0.125cm" fo:padding-left="0.25cm" fo:padding-right="0.25cm" fo:wrap-option="wrap"/>
    </style:style>
    <style:style style:name="gr82" style:family="graphic" style:parent-style-name="standard" style:list-style-name="L8">
      <style:graphic-properties draw:stroke="none" svg:stroke-width="0.079cm" draw:stroke-linejoin="miter" draw:fill="solid" draw:fill-color="#aa0000" draw:textarea-vertical-align="middle" draw:auto-grow-height="false" draw:fit-to-size="false" style:shrink-to-fit="false" fo:min-height="1.561cm" fo:min-width="3.593cm" fo:padding-top="0.125cm" fo:padding-bottom="0.125cm" fo:padding-left="0.25cm" fo:padding-right="0.25cm" fo:wrap-option="wrap"/>
    </style:style>
    <style:style style:name="gr83" style:family="graphic" style:parent-style-name="standard" style:list-style-name="L8">
      <style:graphic-properties draw:stroke="none" svg:stroke-width="0.079cm" draw:stroke-linejoin="miter" draw:fill="solid" draw:fill-color="#aa0000" draw:textarea-vertical-align="middle" draw:auto-grow-height="false" draw:fit-to-size="false" style:shrink-to-fit="false" fo:min-height="1.561cm" fo:min-width="4.969cm" fo:padding-top="0.125cm" fo:padding-bottom="0.125cm" fo:padding-left="0.25cm" fo:padding-right="0.25cm" fo:wrap-option="wrap"/>
    </style:style>
    <style:style style:name="gr84" style:family="graphic" style:parent-style-name="standard" style:list-style-name="L8">
      <style:graphic-properties draw:stroke="none" svg:stroke-width="0.079cm" draw:stroke-linejoin="miter" draw:fill="solid" draw:fill-color="#ac9d93" draw:textarea-vertical-align="middle" draw:auto-grow-height="false" draw:fit-to-size="false" style:shrink-to-fit="false" fo:min-height="1.561cm" fo:min-width="3.61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106cm" svg:stroke-color="#ac9d93" draw:marker-end="msArrowOvalEnd_20_9" draw:marker-end-width="0.53cm" draw:marker-end-center="true" draw:stroke-linejoin="miter" draw:fill="none" draw:textarea-vertical-align="top" draw:auto-grow-height="false" fo:min-height="1.447cm" fo:min-width="3.984cm" fo:padding-top="0.125cm" fo:padding-bottom="0.125cm" fo:padding-left="0.25cm" fo:padding-right="0.25cm" fo:wrap-option="wrap"/>
    </style:style>
    <style:style style:name="gr86" style:family="graphic" style:parent-style-name="standard" style:list-style-name="L8">
      <style:graphic-properties draw:stroke="none" svg:stroke-width="0.079cm" draw:stroke-linejoin="miter" draw:fill="solid" draw:fill-color="#aa0000" draw:textarea-vertical-align="middle" draw:auto-grow-height="false" draw:fit-to-size="false" style:shrink-to-fit="false" fo:min-height="1.561cm" fo:min-width="6.241cm" fo:padding-top="0.125cm" fo:padding-bottom="0.125cm" fo:padding-left="0.25cm" fo:padding-right="0.25cm" fo:wrap-option="wrap"/>
    </style:style>
    <style:style style:name="gr87" style:family="graphic" style:parent-style-name="standard" style:list-style-name="L8">
      <style:graphic-properties draw:stroke="none" svg:stroke-width="0.079cm" draw:stroke-linejoin="miter" draw:fill="solid" draw:fill-color="#ac9d93" draw:textarea-vertical-align="middle" draw:auto-grow-height="false" draw:fit-to-size="false" style:shrink-to-fit="false" fo:min-height="1.561cm" fo:min-width="6.24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106cm" svg:stroke-color="#ac9d93" svg:stroke-opacity="100%" draw:stroke-linejoin="miter" draw:fill="none" draw:textarea-vertical-align="top" draw:auto-grow-height="false" fo:min-height="0cm" fo:min-width="0.799cm" fo:padding-top="0.125cm" fo:padding-bottom="0.125cm" fo:padding-left="0.25cm" fo:padding-right="0.25cm" fo:wrap-option="wrap"/>
    </style:style>
    <style:style style:name="gr89" style:family="graphic" style:parent-style-name="standard" style:list-style-name="L8">
      <style:graphic-properties draw:stroke="none" svg:stroke-width="0.079cm" draw:stroke-linejoin="miter" draw:fill="solid" draw:fill-color="#ac9d93" draw:textarea-vertical-align="middle" draw:auto-grow-height="false" draw:fit-to-size="false" style:shrink-to-fit="false" fo:min-height="1.561cm" fo:min-width="4.327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106cm" svg:stroke-color="#ac9d93" draw:stroke-linejoin="miter" draw:fill="none" draw:textarea-vertical-align="top" draw:auto-grow-height="false" fo:min-height="0cm" fo:min-width="1.758cm" fo:padding-top="0.125cm" fo:padding-bottom="0.125cm" fo:padding-left="0.25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 style:list-style-name="L8">
      <style:graphic-properties draw:stroke="none" svg:stroke-width="0.079cm" draw:stroke-linejoin="miter" draw:fill="solid" draw:fill-color="#ac9d93" draw:textarea-vertical-align="middle" draw:auto-grow-height="false" draw:fit-to-size="false" style:shrink-to-fit="false" fo:min-height="1.561cm" fo:min-width="3.447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106cm" svg:stroke-color="#ac9d93" draw:marker-end="msArrowOvalEnd_20_9" draw:marker-end-width="0.53cm" draw:marker-end-center="true" draw:stroke-linejoin="miter" draw:fill="none" draw:textarea-vertical-align="top" draw:auto-grow-height="false" fo:min-height="0.734cm" fo:min-width="0cm" fo:padding-top="0.125cm" fo:padding-bottom="0.125cm" fo:padding-left="0.25cm" fo:padding-right="0.25cm" fo:wrap-option="wrap"/>
    </style:style>
    <style:style style:name="gr94" style:family="graphic" style:parent-style-name="standard" style:list-style-name="L6">
      <style:graphic-properties draw:stroke="solid" svg:stroke-width="0.079cm" svg:stroke-color="#aa0000" draw:stroke-linejoin="miter" draw:fill="none" draw:textarea-vertical-align="middle" draw:auto-grow-height="false" draw:fit-to-size="false" style:shrink-to-fit="false" fo:min-height="1.747cm" fo:min-width="5.94cm" fo:padding-top="0.125cm" fo:padding-bottom="0.125cm" fo:padding-left="0.25cm" fo:padding-right="0.25cm" fo:wrap-option="wrap"/>
    </style:style>
    <style:style style:name="gr95" style:family="graphic" style:parent-style-name="standard" style:list-style-name="L6">
      <style:graphic-properties draw:stroke="solid" svg:stroke-width="0.079cm" svg:stroke-color="#aa0000" draw:stroke-linejoin="miter" draw:fill="none" draw:textarea-vertical-align="middle" draw:auto-grow-height="false" draw:fit-to-size="false" style:shrink-to-fit="false" fo:min-height="1.529cm" fo:min-width="6.935cm" fo:padding-top="0.125cm" fo:padding-bottom="0.125cm" fo:padding-left="0.25cm" fo:padding-right="0.25cm" fo:wrap-option="wrap"/>
    </style:style>
    <style:style style:name="gr96" style:family="graphic" style:parent-style-name="standard" style:list-style-name="L8">
      <style:graphic-properties draw:stroke="solid" svg:stroke-width="0.079cm" svg:stroke-color="#aa0000" draw:stroke-linejoin="miter" draw:fill="solid" draw:fill-color="#aa0000" draw:opacity="51%" draw:textarea-vertical-align="middle" draw:auto-grow-height="false" draw:fit-to-size="false" style:shrink-to-fit="false" fo:min-height="1.56cm" fo:min-width="3.593cm" fo:padding-top="0.125cm" fo:padding-bottom="0.125cm" fo:padding-left="0.25cm" fo:padding-right="0.25cm" fo:wrap-option="wrap"/>
    </style:style>
    <style:style style:name="gr97" style:family="graphic" style:parent-style-name="standard" style:list-style-name="L8">
      <style:graphic-properties draw:stroke="none" svg:stroke-width="0.079cm" draw:stroke-linejoin="miter" draw:fill="solid" draw:fill-color="#aa0000" draw:textarea-vertical-align="middle" draw:auto-grow-height="false" draw:fit-to-size="false" style:shrink-to-fit="false" fo:min-height="1.561cm" fo:min-width="3.593cm" fo:padding-top="0.125cm" fo:padding-bottom="0.125cm" fo:padding-left="0.25cm" fo:padding-right="0.25cm" fo:wrap-option="wrap"/>
    </style:style>
    <style:style style:name="gr98" style:family="graphic" style:parent-style-name="standard" style:list-style-name="L8">
      <style:graphic-properties draw:stroke="none" svg:stroke-width="0.079cm" draw:stroke-linejoin="miter" draw:fill="solid" draw:fill-color="#aa0000" draw:textarea-vertical-align="middle" draw:auto-grow-height="false" draw:fit-to-size="false" style:shrink-to-fit="false" fo:min-height="1.561cm" fo:min-width="4.969cm" fo:padding-top="0.125cm" fo:padding-bottom="0.125cm" fo:padding-left="0.25cm" fo:padding-right="0.25cm" fo:wrap-option="wrap"/>
    </style:style>
    <style:style style:name="gr99" style:family="graphic" style:parent-style-name="standard" style:list-style-name="L8">
      <style:graphic-properties draw:stroke="none" svg:stroke-width="0.079cm" draw:stroke-linejoin="miter" draw:fill="solid" draw:fill-color="#ac9d93" draw:textarea-vertical-align="middle" draw:auto-grow-height="false" draw:fit-to-size="false" style:shrink-to-fit="false" fo:min-height="1.561cm" fo:min-width="3.61cm" fo:padding-top="0.125cm" fo:padding-bottom="0.125cm" fo:padding-left="0.25cm" fo:padding-right="0.25cm" fo:wrap-option="wrap"/>
    </style:style>
    <style:style style:name="gr100" style:family="graphic" style:parent-style-name="standard" style:list-style-name="L8">
      <style:graphic-properties draw:stroke="none" svg:stroke-width="0.079cm" draw:stroke-linejoin="miter" draw:fill="solid" draw:fill-color="#aa0000" draw:textarea-vertical-align="middle" draw:auto-grow-height="false" draw:fit-to-size="false" style:shrink-to-fit="false" fo:min-height="1.561cm" fo:min-width="6.241cm" fo:padding-top="0.125cm" fo:padding-bottom="0.125cm" fo:padding-left="0.25cm" fo:padding-right="0.25cm" fo:wrap-option="wrap"/>
    </style:style>
    <style:style style:name="gr101" style:family="graphic" style:parent-style-name="standard" style:list-style-name="L8">
      <style:graphic-properties draw:stroke="none" svg:stroke-width="0.079cm" draw:stroke-linejoin="miter" draw:fill="solid" draw:fill-color="#ac9d93" draw:textarea-vertical-align="middle" draw:auto-grow-height="false" draw:fit-to-size="false" style:shrink-to-fit="false" fo:min-height="1.561cm" fo:min-width="6.241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106cm" svg:stroke-color="#ac9d93" draw:stroke-linejoin="miter" draw:fill="none" draw:textarea-vertical-align="top" draw:auto-grow-height="false" fo:min-height="0cm" fo:min-width="1.786cm" fo:padding-top="0.125cm" fo:padding-bottom="0.125cm" fo:padding-left="0.25cm" fo:padding-right="0.25cm" fo:wrap-option="wrap"/>
    </style:style>
    <style:style style:name="gr103" style:family="graphic" style:parent-style-name="standard" style:list-style-name="L8">
      <style:graphic-properties draw:stroke="none" svg:stroke-width="0.079cm" draw:stroke-linejoin="miter" draw:fill="solid" draw:fill-color="#ac9d93" draw:textarea-vertical-align="middle" draw:auto-grow-height="false" draw:fit-to-size="false" style:shrink-to-fit="false" fo:min-height="1.561cm" fo:min-width="4.327cm" fo:padding-top="0.125cm" fo:padding-bottom="0.125cm" fo:padding-left="0.25cm" fo:padding-right="0.25cm" fo:wrap-option="wrap"/>
    </style:style>
    <style:style style:name="gr104" style:family="graphic" style:parent-style-name="standard" style:list-style-name="L8">
      <style:graphic-properties draw:stroke="none" svg:stroke-width="0.079cm" draw:stroke-linejoin="miter" draw:fill="solid" draw:fill-color="#ac9d93" draw:textarea-vertical-align="middle" draw:auto-grow-height="false" draw:fit-to-size="false" style:shrink-to-fit="false" fo:min-height="1.561cm" fo:min-width="3.447cm" fo:padding-top="0.125cm" fo:padding-bottom="0.125cm" fo:padding-left="0.25cm" fo:padding-right="0.25cm" fo:wrap-option="wrap"/>
    </style:style>
    <style:style style:name="gr105" style:family="graphic" style:parent-style-name="standard" style:list-style-name="L6">
      <style:graphic-properties draw:stroke="solid" svg:stroke-width="0.079cm" svg:stroke-color="#aa0000" draw:stroke-linejoin="miter" draw:fill="none" draw:textarea-vertical-align="middle" draw:auto-grow-height="false" draw:fit-to-size="false" style:shrink-to-fit="false" fo:min-height="1.747cm" fo:min-width="5.94cm" fo:padding-top="0.125cm" fo:padding-bottom="0.125cm" fo:padding-left="0.25cm" fo:padding-right="0.25cm" fo:wrap-option="wrap"/>
    </style:style>
    <style:style style:name="gr106" style:family="graphic" style:parent-style-name="standard" style:list-style-name="L6">
      <style:graphic-properties draw:stroke="solid" svg:stroke-width="0.079cm" svg:stroke-color="#aa0000" draw:stroke-linejoin="miter" draw:fill="none" draw:textarea-vertical-align="middle" draw:auto-grow-height="false" draw:fit-to-size="false" style:shrink-to-fit="false" fo:min-height="1.747cm" fo:min-width="6.935cm" fo:padding-top="0.125cm" fo:padding-bottom="0.125cm" fo:padding-left="0.25cm" fo:padding-right="0.25cm" fo:wrap-option="wrap"/>
    </style:style>
    <style:style style:name="pr1" style:family="presentation" style:parent-style-name="Impress1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Impress1-notes">
      <style:graphic-properties draw:fill-color="#ffffff" fo:min-height="13.364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12.617cm" style:use-optimal-column-width="false"/>
    </style:style>
    <style:style style:name="co2" style:family="table-column">
      <style:table-column-properties style:column-width="12.616cm" style:use-optimal-column-width="false"/>
    </style:style>
    <style:style style:name="ro1" style:family="table-row">
      <style:table-row-properties style:row-height="14.284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="none"/>
      <style:paragraph-properties fo:text-align="start" style:font-independent-line-spacing="true"/>
      <style:text-properties fo:font-size="6pt" fo:font-weight="normal"/>
    </style:style>
    <style:style style:name="P2" style:family="paragraph">
      <loext:graphic-properties draw:fill="none"/>
      <style:paragraph-properties fo:text-align="start"/>
      <style:text-properties fo:font-size="6pt" fo:font-weight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6pt" fo:font-weight="normal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font-weight="normal" style:font-size-asian="12pt" style:font-size-complex="12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eeeeee" fo:font-size="11pt" fo:font-weight="normal" style:font-size-asian="11pt" style:font-size-complex="11pt" fo:hyphenate="false"/>
    </style:style>
    <style:style style:name="P14" style:family="paragraph">
      <loext:graphic-properties draw:fill="solid" draw:fill-color="#ce181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eeeeee" fo:font-size="6pt" fo:font-weight="normal" fo:hyphenate="false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aa00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aa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ac9d9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T1" style:family="text">
      <style:text-properties fo:font-variant="normal" fo:text-transform="none" fo:color="#ac9d93" style:text-line-through-style="none" style:text-line-through-type="none" style:text-position="0% 100%" style:font-name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ac9d93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ac9d93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c00000" style:text-line-through-style="none" style:text-line-through-type="none" style:text-position="0% 100%" style:font-name="Calibri Ligh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aa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ac9d93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aa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a0000" fo:font-size="100%"/>
      </text:list-level-style-number>
      <text:list-level-style-bullet text:level="2" text:bullet-char="•">
        <style:list-level-properties text:space-before="0.001cm" text:min-label-width="0.63cm"/>
        <style:text-properties fo:font-family="Arial" style:font-family-generic="swiss" style:font-pitch="variable" fo:color="#ac9d9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a0000" fo:font-size="100%"/>
      </text:list-level-style-number>
      <text:list-level-style-bullet text:level="2" text:bullet-char="•">
        <style:list-level-properties text:space-before="0.001cm" text:min-label-width="0.744cm"/>
        <style:text-properties fo:font-family="Arial" style:font-family-generic="swiss" style:font-pitch="variable" fo:color="#ac9d9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a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aa0000" fo:font-size="100%"/>
      </text:list-level-style-bullet>
      <text:list-level-style-bullet text:level="2" text:bullet-char="•">
        <style:list-level-properties text:space-before="1.27cm" text:min-label-width="0.952cm"/>
        <style:text-properties fo:font-family="Arial" style:font-family-generic="swiss" style:font-pitch="variable" fo:color="#ac9d9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c9d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ac9d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g draw:name="Group 21">
          <draw:g draw:name="Group 22">
            <draw:custom-shape draw:name="Oval 24" draw:style-name="gr1" draw:text-style-name="P1" draw:layer="layout" svg:width="0.405cm" svg:height="0.389cm" svg:x="25.495cm" svg:y="10.1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5" draw:style-name="gr2" draw:text-style-name="P2" draw:layer="layout" svg:x1="25.698cm" svg:y1="10.549cm" svg:x2="25.699cm" svg:y2="10.643cm">
              <text:p/>
            </draw:line>
            <draw:line draw:name="Straight Connector 26" draw:style-name="gr2" draw:text-style-name="P2" draw:layer="layout" svg:x1="25.698cm" svg:y1="10.643cm" svg:x2="25.699cm" svg:y2="11.21cm">
              <text:p/>
            </draw:line>
            <draw:line draw:name="Straight Connector 27" draw:style-name="gr2" draw:text-style-name="P2" draw:layer="layout" svg:x1="25.698cm" svg:y1="10.643cm" svg:x2="25.411cm" svg:y2="10.919cm">
              <text:p/>
            </draw:line>
            <draw:line draw:name="Straight Connector 28" draw:style-name="gr2" draw:text-style-name="P2" draw:layer="layout" svg:x1="25.698cm" svg:y1="10.643cm" svg:x2="26.006cm" svg:y2="10.939cm">
              <text:p/>
            </draw:line>
            <draw:line draw:name="Straight Connector 29" draw:style-name="gr2" draw:text-style-name="P2" draw:layer="layout" svg:x1="25.698cm" svg:y1="11.21cm" svg:x2="25.423cm" svg:y2="11.474cm">
              <text:p/>
            </draw:line>
            <draw:line draw:name="Straight Connector 30" draw:style-name="gr2" draw:text-style-name="P2" draw:layer="layout" svg:x1="25.698cm" svg:y1="11.21cm" svg:x2="26.006cm" svg:y2="11.506cm">
              <text:p/>
            </draw:line>
          </draw:g>
          <draw:custom-shape draw:name="TextBox 23" draw:style-name="gr3" draw:text-style-name="P4" draw:layer="layout" svg:width="2.628cm" svg:height="0.714cm" svg:x="24.384cm" svg:y="11.503cm">
            <text:p text:style-name="P3"><text:span text:style-name="T1">Korisni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4">
          <draw:custom-shape draw:name="Oval 43" draw:style-name="gr4" draw:text-style-name="P4" draw:layer="layout" svg:width="3.797cm" svg:height="2.418cm" svg:x="19.063cm" svg:y="15.748cm">
            <text:p text:style-name="P3"><text:span text:style-name="T2">Uvid u istoriju vezban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0" draw:style-name="gr5" draw:text-style-name="P2" draw:layer="layout" svg:width="5.532cm" svg:height="1.209cm" svg:x="13.392cm" svg:y="17.233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153">
          <draw:custom-shape draw:name="Oval 44" draw:style-name="gr6" draw:text-style-name="P4" draw:layer="layout" svg:width="3.769cm" svg:height="1.523cm" svg:x="17.059cm" svg:y="14.478cm">
            <text:p text:style-name="P3"><text:span text:style-name="T2">Pretraga po </text:span><text:span text:style-name="T2">kategorijam</text:span><text:span text:style-name="T2">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2" draw:style-name="gr7" draw:text-style-name="P2" draw:layer="layout" svg:width="3.995cm" svg:height="1.799cm" svg:x="13.129cm" svg:y="15.716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152">
          <draw:custom-shape draw:name="Oval 41" draw:style-name="gr8" draw:text-style-name="P4" draw:layer="layout" svg:width="3.276cm" svg:height="1.104cm" svg:x="15.52cm" svg:y="12.7cm">
            <text:p text:style-name="P3"><text:span text:style-name="T2">Registraci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4" draw:style-name="gr9" draw:text-style-name="P2" draw:layer="layout" svg:width="3.518cm" svg:height="3.386cm" svg:x="13.031cm" svg:y="13.95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151">
          <draw:custom-shape draw:name="Oval 45" draw:style-name="gr10" draw:text-style-name="P4" draw:layer="layout" svg:width="3.97cm" svg:height="1.766cm" svg:x="13.164cm" svg:y="10.668cm">
            <text:p text:style-name="P3"><text:span text:style-name="T2">Zahtevanje linka za lozinku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6" draw:style-name="gr11" draw:text-style-name="P2" draw:layer="layout" svg:width="2.002cm" svg:height="4.575cm" svg:x="12.7cm" svg:y="12.584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Straight Arrow Connector 88" draw:style-name="gr12" draw:text-style-name="P2" draw:layer="layout" svg:width="7.441cm" svg:height="0.03cm" svg:x="17.261cm" svg:y="11.4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1" draw:style-name="gr13" draw:text-style-name="P2" draw:layer="layout" svg:width="3.757cm" svg:height="2.262cm" svg:x="20.633cm" svg:y="11.7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93" draw:style-name="gr14" draw:text-style-name="P2" draw:layer="layout" svg:width="2.492cm" svg:height="3.121cm" svg:x="22.006cm" svg:y="12.077cm">
          <text:p/>
          <draw:enhanced-geometry draw:mirror-horizontal="true" draw:mirror-vertical="false" svg:viewBox="0 0 21600 21600" draw:type="mso-spt32" draw:enhanced-path="M 0 0 L 21600 21600 N"/>
        </draw:custom-shape>
        <draw:g draw:name="Group 139">
          <draw:custom-shape draw:name="Oval 54" draw:style-name="gr15" draw:text-style-name="P5" draw:layer="layout" svg:width="3.812cm" svg:height="1.368cm" svg:x="1.941cm" svg:y="6.378cm">
            <text:p text:style-name="P3"><text:span text:style-name="T2">Uređivanje kategori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7" draw:style-name="gr16" draw:text-style-name="P2" draw:layer="layout" svg:width="1.386cm" svg:height="2.234cm" svg:x="1.778cm" svg:y="7.9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0" draw:style-name="gr17" draw:text-style-name="P2" draw:layer="layout" svg:width="5.491cm" svg:height="3.507cm" svg:x="4.892cm" svg:y="2.79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40">
          <draw:custom-shape draw:name="Oval 55" draw:style-name="gr18" draw:text-style-name="P5" draw:layer="layout" svg:width="3.616cm" svg:height="1.348cm" svg:x="4.757cm" svg:y="8.197cm">
            <text:p text:style-name="P3"><text:span text:style-name="T2">Uređivanje tekstov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9" draw:style-name="gr19" draw:text-style-name="P2" draw:layer="layout" svg:width="2.292cm" svg:height="1.34cm" svg:x="3.302cm" svg:y="9.58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2" draw:style-name="gr20" draw:text-style-name="P2" draw:layer="layout" svg:width="3.807cm" svg:height="4.869cm" svg:x="7.612cm" svg:y="3.302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49">
          <draw:custom-shape draw:name="Oval 50" draw:style-name="gr21" draw:text-style-name="P4" draw:layer="layout" svg:width="3.817cm" svg:height="1.285cm" svg:x="14.379cm" svg:y="7.842cm">
            <text:p text:style-name="P3"><text:span text:style-name="T2">Uredjivanje nalog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0" draw:style-name="gr22" draw:text-style-name="P2" draw:layer="layout" svg:width="6.417cm" svg:height="2.174cm" svg:x="18.27cm" svg:y="8.577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24" draw:style-name="gr23" draw:text-style-name="P2" draw:layer="layout" svg:width="2.975cm" svg:height="4.182cm" svg:x="12.446cm" svg:y="3.55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148">
          <draw:custom-shape draw:name="Oval 51" draw:style-name="gr24" draw:text-style-name="P4" draw:layer="layout" svg:width="4.121cm" svg:height="1.365cm" svg:x="16.757cm" svg:y="6.42cm">
            <text:p text:style-name="P3"><text:span text:style-name="T2">Pokretanje vezban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8" draw:style-name="gr25" draw:text-style-name="P2" draw:layer="layout" svg:width="4.366cm" svg:height="2.929cm" svg:x="20.372cm" svg:y="7.624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26" draw:style-name="gr26" draw:text-style-name="P2" draw:layer="layout" svg:width="4.273cm" svg:height="3.385cm" svg:x="13.208cm" svg:y="3.03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20">
          <draw:g draw:name="Group 17">
            <draw:custom-shape draw:name="Oval 3" draw:style-name="gr27" draw:text-style-name="P6" draw:layer="layout" svg:width="0.489cm" svg:height="0.489cm" svg:x="1.851cm" svg:y="10.6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5" draw:style-name="gr2" draw:text-style-name="P7" draw:layer="layout" svg:x1="2.095cm" svg:y1="11.157cm" svg:x2="2.096cm" svg:y2="11.274cm">
              <text:p/>
            </draw:line>
            <draw:line draw:name="Straight Connector 8" draw:style-name="gr2" draw:text-style-name="P7" draw:layer="layout" svg:x1="2.095cm" svg:y1="11.274cm" svg:x2="2.096cm" svg:y2="11.989cm">
              <text:p/>
            </draw:line>
            <draw:line draw:name="Straight Connector 10" draw:style-name="gr2" draw:text-style-name="P7" draw:layer="layout" svg:x1="2.095cm" svg:y1="11.274cm" svg:x2="1.748cm" svg:y2="11.621cm">
              <text:p/>
            </draw:line>
            <draw:line draw:name="Straight Connector 12" draw:style-name="gr2" draw:text-style-name="P7" draw:layer="layout" svg:x1="2.095cm" svg:y1="11.274cm" svg:x2="2.467cm" svg:y2="11.647cm">
              <text:p/>
            </draw:line>
            <draw:line draw:name="Straight Connector 14" draw:style-name="gr2" draw:text-style-name="P7" draw:layer="layout" svg:x1="2.095cm" svg:y1="11.989cm" svg:x2="1.763cm" svg:y2="12.32cm">
              <text:p/>
            </draw:line>
            <draw:line draw:name="Straight Connector 16" draw:style-name="gr2" draw:text-style-name="P7" draw:layer="layout" svg:x1="2.095cm" svg:y1="11.989cm" svg:x2="2.467cm" svg:y2="12.361cm">
              <text:p/>
            </draw:line>
          </draw:g>
          <draw:custom-shape draw:name="TextBox 19" draw:style-name="gr28" draw:text-style-name="P8" draw:layer="layout" svg:width="3.174cm" svg:height="1.263cm" svg:x="0.508cm" svg:y="12.357cm">
            <text:p text:style-name="P3"><text:span text:style-name="T3">Administr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7">
          <draw:custom-shape draw:name="Oval 18" draw:style-name="gr29" draw:text-style-name="P9" draw:layer="layout" svg:width="2.814cm" svg:height="1.035cm" svg:x="10.394cm" svg:y="1.999cm">
            <text:p text:style-name="P3"><text:span text:style-name="T2">Prijav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8" draw:style-name="gr30" draw:text-style-name="P7" draw:layer="layout" svg:width="0.007cm" svg:height="12.941cm" svg:x="11.765cm" svg:y="3.285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g draw:name="Group 31">
          <draw:g draw:name="Group 32">
            <draw:custom-shape draw:name="Oval 34" draw:style-name="gr27" draw:text-style-name="P6" draw:layer="layout" svg:width="0.489cm" svg:height="0.489cm" svg:x="11.376cm" svg:y="17.3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35" draw:style-name="gr2" draw:text-style-name="P7" draw:layer="layout" svg:x1="11.621cm" svg:y1="17.827cm" svg:x2="11.622cm" svg:y2="17.944cm">
              <text:p/>
            </draw:line>
            <draw:line draw:name="Straight Connector 36" draw:style-name="gr2" draw:text-style-name="P7" draw:layer="layout" svg:x1="11.621cm" svg:y1="17.944cm" svg:x2="11.622cm" svg:y2="18.658cm">
              <text:p/>
            </draw:line>
            <draw:line draw:name="Straight Connector 37" draw:style-name="gr2" draw:text-style-name="P7" draw:layer="layout" svg:x1="11.621cm" svg:y1="17.944cm" svg:x2="11.274cm" svg:y2="18.291cm">
              <text:p/>
            </draw:line>
            <draw:line draw:name="Straight Connector 38" draw:style-name="gr2" draw:text-style-name="P7" draw:layer="layout" svg:x1="11.621cm" svg:y1="17.944cm" svg:x2="11.993cm" svg:y2="18.316cm">
              <text:p/>
            </draw:line>
            <draw:line draw:name="Straight Connector 39" draw:style-name="gr2" draw:text-style-name="P7" draw:layer="layout" svg:x1="11.621cm" svg:y1="18.658cm" svg:x2="11.289cm" svg:y2="18.99cm">
              <text:p/>
            </draw:line>
            <draw:line draw:name="Straight Connector 40" draw:style-name="gr2" draw:text-style-name="P7" draw:layer="layout" svg:x1="11.621cm" svg:y1="18.658cm" svg:x2="11.993cm" svg:y2="19.03cm">
              <text:p/>
            </draw:line>
          </draw:g>
          <draw:custom-shape draw:name="TextBox 33" draw:style-name="gr31" draw:text-style-name="P9" draw:layer="layout" svg:width="3.174cm" svg:height="0.716cm" svg:x="10.034cm" svg:y="19.026cm">
            <text:p text:style-name="P3"><text:span text:style-name="T1">Posetila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1" draw:text-style-name="P11" draw:layer="layout" svg:width="25.171cm" svg:height="1.81cm" svg:x="1.27cm" svg:y="0.508cm" presentation:class="title" presentation:user-transformed="true">
          <draw:text-box>
            <text:p text:style-name="P10"><text:span text:style-name="T4">Spisak </text:span><text:span text:style-name="T4">aktivnosti </text:span><text:span text:style-name="T4">po </text:span><text:span text:style-name="T4">ulogama</text:span></text:p>
          </draw:text-box>
        </draw:frame>
        <draw:custom-shape draw:name="Straight Arrow Connector 93" draw:style-name="gr32" draw:text-style-name="P2" draw:layer="layout" svg:width="2.947cm" svg:height="3.834cm" draw:transform="rotate (-0.599695130985252) translate (24.884cm 12.446cm)">
          <text:p/>
          <draw:enhanced-geometry draw:mirror-horizontal="true" draw:mirror-vertical="false" svg:viewBox="0 0 21600 21600" draw:type="mso-spt32" draw:enhanced-path="M 0 0 L 21600 21600 N"/>
        </draw:custom-shape>
        <draw:g draw:name="Group 154">
          <draw:custom-shape draw:name="Oval 43" draw:style-name="gr33" draw:text-style-name="P4" draw:layer="layout" svg:width="5.093cm" svg:height="2.645cm" svg:x="21.069cm" svg:y="17.675cm">
            <text:p text:style-name="P3"><text:span text:style-name="T2">Pregled procenata otkucanih kategori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0" draw:style-name="gr34" draw:text-style-name="P2" draw:layer="layout" svg:width="6.862cm" svg:height="0.53cm" draw:transform="rotate (0.106290551446455) translate (12.954cm 19.349cm)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draw:name="Title 1" presentation:style-name="pr1" draw:text-style-name="P11" draw:layer="layout" svg:width="25.171cm" svg:height="1.81cm" svg:x="1.499cm" svg:y="1.016cm" presentation:class="title" presentation:user-transformed="true">
          <draw:text-box>
            <text:p text:style-name="P10"><text:span text:style-name="T4">Identifikacij</text:span><text:span text:style-name="T4">a </text:span><text:span text:style-name="T4">uopštenih </text:span><text:span text:style-name="T4">aktivnosti</text:span></text:p>
          </draw:text-box>
        </draw:frame>
        <draw:g draw:name="Group 21">
          <draw:g draw:name="Group 22">
            <draw:custom-shape draw:name="Oval 24" draw:style-name="gr1" draw:text-style-name="P1" draw:layer="layout" svg:width="0.405cm" svg:height="0.389cm" svg:x="25.749cm" svg:y="10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5" draw:style-name="gr2" draw:text-style-name="P2" draw:layer="layout" svg:x1="25.952cm" svg:y1="11.344cm" svg:x2="25.953cm" svg:y2="11.438cm">
              <text:p/>
            </draw:line>
            <draw:line draw:name="Straight Connector 26" draw:style-name="gr2" draw:text-style-name="P2" draw:layer="layout" svg:x1="25.952cm" svg:y1="11.438cm" svg:x2="25.953cm" svg:y2="12.005cm">
              <text:p/>
            </draw:line>
            <draw:line draw:name="Straight Connector 27" draw:style-name="gr2" draw:text-style-name="P2" draw:layer="layout" svg:x1="25.952cm" svg:y1="11.438cm" svg:x2="25.665cm" svg:y2="11.714cm">
              <text:p/>
            </draw:line>
            <draw:line draw:name="Straight Connector 28" draw:style-name="gr2" draw:text-style-name="P2" draw:layer="layout" svg:x1="25.952cm" svg:y1="11.438cm" svg:x2="26.26cm" svg:y2="11.734cm">
              <text:p/>
            </draw:line>
            <draw:line draw:name="Straight Connector 29" draw:style-name="gr2" draw:text-style-name="P2" draw:layer="layout" svg:x1="25.952cm" svg:y1="12.005cm" svg:x2="25.677cm" svg:y2="12.269cm">
              <text:p/>
            </draw:line>
            <draw:line draw:name="Straight Connector 30" draw:style-name="gr2" draw:text-style-name="P2" draw:layer="layout" svg:x1="25.952cm" svg:y1="12.005cm" svg:x2="26.26cm" svg:y2="12.301cm">
              <text:p/>
            </draw:line>
          </draw:g>
          <draw:custom-shape draw:name="TextBox 23" draw:style-name="gr36" draw:text-style-name="P4" draw:layer="layout" svg:width="2.628cm" svg:height="0.714cm" svg:x="24.638cm" svg:y="12.298cm">
            <text:p text:style-name="P3"><text:span text:style-name="T1">Korisni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4">
          <draw:custom-shape draw:name="Oval 43" draw:style-name="gr37" draw:text-style-name="P4" draw:layer="layout" svg:width="3.797cm" svg:height="2.418cm" svg:x="19.317cm" svg:y="16.543cm">
            <text:p text:style-name="P3"><text:span text:style-name="T2">Uvid u istoriju vezban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0" draw:style-name="gr5" draw:text-style-name="P2" draw:layer="layout" svg:width="5.532cm" svg:height="1.209cm" svg:x="13.646cm" svg:y="18.028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153">
          <draw:custom-shape draw:name="Oval 44" draw:style-name="gr38" draw:text-style-name="P4" draw:layer="layout" svg:width="3.769cm" svg:height="1.523cm" svg:x="17.313cm" svg:y="15.273cm">
            <text:p text:style-name="P3"><text:span text:style-name="T2">Pretraga po kategorijam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2" draw:style-name="gr7" draw:text-style-name="P2" draw:layer="layout" svg:width="3.995cm" svg:height="1.799cm" svg:x="13.383cm" svg:y="16.51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152">
          <draw:custom-shape draw:name="Oval 41" draw:style-name="gr39" draw:text-style-name="P4" draw:layer="layout" svg:width="3.276cm" svg:height="1.104cm" svg:x="15.774cm" svg:y="13.495cm">
            <text:p text:style-name="P3"><text:span text:style-name="T2">Registraci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4" draw:style-name="gr9" draw:text-style-name="P2" draw:layer="layout" svg:width="3.518cm" svg:height="3.386cm" svg:x="13.285cm" svg:y="14.746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151">
          <draw:custom-shape draw:name="Oval 45" draw:style-name="gr40" draw:text-style-name="P4" draw:layer="layout" svg:width="3.97cm" svg:height="1.766cm" svg:x="13.418cm" svg:y="11.463cm">
            <text:p text:style-name="P3"><text:span text:style-name="T2">Zahtevanje linka za lozinku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6" draw:style-name="gr11" draw:text-style-name="P2" draw:layer="layout" svg:width="2.002cm" svg:height="4.575cm" svg:x="12.954cm" svg:y="13.379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Straight Arrow Connector 88" draw:style-name="gr12" draw:text-style-name="P2" draw:layer="layout" svg:width="7.441cm" svg:height="0.03cm" svg:x="17.515cm" svg:y="12.2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1" draw:style-name="gr13" draw:text-style-name="P2" draw:layer="layout" svg:width="3.757cm" svg:height="2.262cm" svg:x="20.887cm" svg:y="12.5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93" draw:style-name="gr14" draw:text-style-name="P2" draw:layer="layout" svg:width="2.492cm" svg:height="3.121cm" svg:x="22.26cm" svg:y="12.872cm">
          <text:p/>
          <draw:enhanced-geometry draw:mirror-horizontal="true" draw:mirror-vertical="false" svg:viewBox="0 0 21600 21600" draw:type="mso-spt32" draw:enhanced-path="M 0 0 L 21600 21600 N"/>
        </draw:custom-shape>
        <draw:g draw:name="Group 139">
          <draw:custom-shape draw:name="Oval 54" draw:style-name="gr41" draw:text-style-name="P13" draw:layer="layout" svg:width="3.812cm" svg:height="1.368cm" svg:x="2.195cm" svg:y="7.173cm">
            <text:p text:style-name="P3"><text:span text:style-name="T5">Uređivanje kategori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7" draw:style-name="gr16" draw:text-style-name="P2" draw:layer="layout" svg:width="1.386cm" svg:height="2.234cm" svg:x="2.032cm" svg:y="8.7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0" draw:style-name="gr17" draw:text-style-name="P2" draw:layer="layout" svg:width="5.491cm" svg:height="3.507cm" svg:x="5.146cm" svg:y="3.589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40">
          <draw:custom-shape draw:name="Oval 55" draw:style-name="gr42" draw:text-style-name="P13" draw:layer="layout" svg:width="3.842cm" svg:height="1.396cm" svg:x="4.594cm" svg:y="8.896cm">
            <text:p text:style-name="P3"><text:span text:style-name="T5">Uređivanje tekstov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9" draw:style-name="gr43" draw:text-style-name="P2" draw:layer="layout" svg:width="2.435cm" svg:height="1.387cm" svg:x="3.048cm" svg:y="10.3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2" draw:style-name="gr44" draw:text-style-name="P2" draw:layer="layout" svg:width="4.045cm" svg:height="5.04cm" svg:x="7.628cm" svg:y="3.829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 149">
          <draw:custom-shape draw:name="Oval 50" draw:style-name="gr45" draw:text-style-name="P14" draw:layer="layout" svg:width="4.243cm" svg:height="1.445cm" svg:x="14.18cm" svg:y="8.918cm">
            <text:p text:style-name="P3"><text:span text:style-name="T6">Uredjivanje nalog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0" draw:style-name="gr46" draw:text-style-name="P2" draw:layer="layout" svg:width="6.374cm" svg:height="2.193cm" svg:x="18.518cm" svg:y="9.734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24" draw:style-name="gr47" draw:text-style-name="P2" draw:layer="layout" svg:width="2.892cm" svg:height="4.708cm" svg:x="12.446cm" svg:y="4.0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148">
          <draw:custom-shape draw:name="Oval 51" draw:style-name="gr48" draw:text-style-name="P4" draw:layer="layout" svg:width="4.121cm" svg:height="1.365cm" svg:x="17.011cm" svg:y="7.215cm">
            <text:p text:style-name="P3"><text:span text:style-name="T2">Pokretanje vezban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8" draw:style-name="gr49" draw:text-style-name="P2" draw:layer="layout" svg:width="4.366cm" svg:height="2.929cm" svg:x="20.626cm" svg:y="8.419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26" draw:style-name="gr50" draw:text-style-name="P2" draw:layer="layout" svg:width="4.273cm" svg:height="3.385cm" svg:x="13.462cm" svg:y="3.82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20">
          <draw:g draw:name="Group 17">
            <draw:custom-shape draw:name="Oval 3" draw:style-name="gr27" draw:text-style-name="P6" draw:layer="layout" svg:width="0.489cm" svg:height="0.489cm" svg:x="2.105cm" svg:y="11.46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5" draw:style-name="gr2" draw:text-style-name="P7" draw:layer="layout" svg:x1="2.349cm" svg:y1="11.952cm" svg:x2="2.35cm" svg:y2="12.069cm">
              <text:p/>
            </draw:line>
            <draw:line draw:name="Straight Connector 8" draw:style-name="gr2" draw:text-style-name="P7" draw:layer="layout" svg:x1="2.349cm" svg:y1="12.069cm" svg:x2="2.35cm" svg:y2="12.784cm">
              <text:p/>
            </draw:line>
            <draw:line draw:name="Straight Connector 10" draw:style-name="gr2" draw:text-style-name="P7" draw:layer="layout" svg:x1="2.349cm" svg:y1="12.069cm" svg:x2="2.002cm" svg:y2="12.416cm">
              <text:p/>
            </draw:line>
            <draw:line draw:name="Straight Connector 12" draw:style-name="gr2" draw:text-style-name="P7" draw:layer="layout" svg:x1="2.349cm" svg:y1="12.069cm" svg:x2="2.721cm" svg:y2="12.442cm">
              <text:p/>
            </draw:line>
            <draw:line draw:name="Straight Connector 14" draw:style-name="gr2" draw:text-style-name="P7" draw:layer="layout" svg:x1="2.349cm" svg:y1="12.784cm" svg:x2="2.017cm" svg:y2="13.115cm">
              <text:p/>
            </draw:line>
            <draw:line draw:name="Straight Connector 16" draw:style-name="gr2" draw:text-style-name="P7" draw:layer="layout" svg:x1="2.349cm" svg:y1="12.784cm" svg:x2="2.721cm" svg:y2="13.156cm">
              <text:p/>
            </draw:line>
          </draw:g>
          <draw:custom-shape draw:name="TextBox 19" draw:style-name="gr51" draw:text-style-name="P8" draw:layer="layout" svg:width="3.174cm" svg:height="1.263cm" svg:x="0.762cm" svg:y="13.152cm">
            <text:p text:style-name="P3"><text:span text:style-name="T3">Administr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7">
          <draw:custom-shape draw:name="Oval 18" draw:style-name="gr52" draw:text-style-name="P9" draw:layer="layout" svg:width="2.814cm" svg:height="1.035cm" svg:x="10.648cm" svg:y="2.794cm">
            <text:p text:style-name="P3"><text:span text:style-name="T2">Prijav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8" draw:style-name="gr30" draw:text-style-name="P7" draw:layer="layout" svg:width="0.007cm" svg:height="12.941cm" svg:x="12.019cm" svg:y="4.08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g draw:name="Group 31">
          <draw:g draw:name="Group 32">
            <draw:custom-shape draw:name="Oval 34" draw:style-name="gr27" draw:text-style-name="P6" draw:layer="layout" svg:width="0.489cm" svg:height="0.489cm" svg:x="11.63cm" svg:y="18.1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35" draw:style-name="gr2" draw:text-style-name="P7" draw:layer="layout" svg:x1="11.875cm" svg:y1="18.622cm" svg:x2="11.876cm" svg:y2="18.739cm">
              <text:p/>
            </draw:line>
            <draw:line draw:name="Straight Connector 36" draw:style-name="gr2" draw:text-style-name="P7" draw:layer="layout" svg:x1="11.875cm" svg:y1="18.739cm" svg:x2="11.876cm" svg:y2="19.453cm">
              <text:p/>
            </draw:line>
            <draw:line draw:name="Straight Connector 37" draw:style-name="gr2" draw:text-style-name="P7" draw:layer="layout" svg:x1="11.875cm" svg:y1="18.739cm" svg:x2="11.528cm" svg:y2="19.086cm">
              <text:p/>
            </draw:line>
            <draw:line draw:name="Straight Connector 38" draw:style-name="gr2" draw:text-style-name="P7" draw:layer="layout" svg:x1="11.875cm" svg:y1="18.739cm" svg:x2="12.247cm" svg:y2="19.111cm">
              <text:p/>
            </draw:line>
            <draw:line draw:name="Straight Connector 39" draw:style-name="gr2" draw:text-style-name="P7" draw:layer="layout" svg:x1="11.875cm" svg:y1="19.453cm" svg:x2="11.543cm" svg:y2="19.785cm">
              <text:p/>
            </draw:line>
            <draw:line draw:name="Straight Connector 40" draw:style-name="gr2" draw:text-style-name="P7" draw:layer="layout" svg:x1="11.875cm" svg:y1="19.453cm" svg:x2="12.247cm" svg:y2="19.825cm">
              <text:p/>
            </draw:line>
          </draw:g>
          <draw:custom-shape draw:name="TextBox 33" draw:style-name="gr53" draw:text-style-name="P9" draw:layer="layout" svg:width="3.174cm" svg:height="0.716cm" svg:x="10.288cm" svg:y="19.821cm">
            <text:p text:style-name="P3"><text:span text:style-name="T1">Posetila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93" draw:style-name="gr14" draw:text-style-name="P2" draw:layer="layout" svg:width="2.492cm" svg:height="3.121cm" draw:transform="rotate (-0.599695130985252) translate (25.12cm 13.241cm)">
          <text:p/>
          <draw:enhanced-geometry draw:mirror-horizontal="true" draw:mirror-vertical="false" svg:viewBox="0 0 21600 21600" draw:type="mso-spt32" draw:enhanced-path="M 0 0 L 21600 21600 N"/>
        </draw:custom-shape>
        <draw:g draw:name="Group 154">
          <draw:custom-shape draw:name="Oval 43" draw:style-name="gr54" draw:text-style-name="P4" draw:layer="layout" svg:width="4.604cm" svg:height="2.391cm" draw:transform="rotate (0.00855211333477221) translate (21.78cm 18.352cm)">
            <text:p text:style-name="P3"><text:span text:style-name="T2">Pregled procenata otkucanih kategori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60" draw:style-name="gr55" draw:text-style-name="P2" draw:layer="layout" svg:width="6.913cm" svg:height="0.751cm" draw:transform="rotate (0.0223402144255274) translate (13.917cm 19.564cm)">
            <text:p/>
            <draw:enhanced-geometry draw:mirror-horizontal="false" draw:mirror-vertical="true" svg:viewBox="0 0 21600 21600" draw:type="mso-spt32" draw:enhanced-path="M 0 0 L 21600 21600 N"/>
          </draw:custom-shape>
        </draw:g>
        <presentation:notes draw:style-name="dp2">
          <draw:page-thumbnail draw:style-name="gr35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g draw:name="Group 119">
          <draw:custom-shape draw:name="Straight Arrow Connector 120" draw:style-name="gr56" draw:text-style-name="P7" draw:layer="layout" svg:width="2.097cm" svg:height="2.043cm" svg:x="4.318cm" svg:y="4.29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22" draw:style-name="gr57" draw:text-style-name="P9" draw:layer="layout" svg:width="4.441cm" svg:height="1.282cm" svg:x="6.416cm" svg:y="3.297cm">
            <text:p text:style-name="P3"><text:span text:style-name="T2">Prikaz svih kategori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3">
          <draw:custom-shape draw:name="Straight Arrow Connector 125" draw:style-name="gr58" draw:text-style-name="P7" draw:layer="layout" svg:width="4.65cm" svg:height="1.334cm" svg:x="5.08cm" svg:y="5.2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27" draw:style-name="gr59" draw:text-style-name="P9" draw:layer="layout" svg:width="4.441cm" svg:height="1.282cm" svg:x="9.73cm" svg:y="4.261cm">
            <text:p text:style-name="P3"><text:span text:style-name="T2">Izmena kategorije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8">
          <draw:custom-shape draw:name="Straight Arrow Connector 130" draw:style-name="gr60" draw:text-style-name="P7" draw:layer="layout" svg:width="3.73cm" svg:height="1.306cm" draw:transform="rotate (0.516791991515521) translate (6.351cm 7.366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32" draw:style-name="gr61" draw:text-style-name="P9" draw:layer="layout" svg:width="4.441cm" svg:height="1.282cm" svg:x="10.291cm" svg:y="5.72cm">
            <text:p text:style-name="P3"><text:span text:style-name="T2">Dodavanje kategorije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rc 92" draw:style-name="gr62" draw:text-style-name="P6" draw:layer="layout" svg:width="1.667cm" svg:height="1.009cm" draw:transform="rotate (-0.746477321077975) translate (10.985cm 3.048cm)">
          <text:p/>
          <draw:enhanced-geometry draw:mirror-horizontal="false" draw:mirror-vertical="false" svg:viewBox="0 0 0 0" draw:text-areas="?f36 ?f42 ?f24 ?f30" draw:type="ooxml-arc" draw:modifiers="10775934 1944825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frame draw:name="Title 1" presentation:style-name="pr1" draw:text-style-name="P11" draw:layer="layout" svg:width="25.171cm" svg:height="1.81cm" svg:x="1.753cm" svg:y="0.984cm" presentation:class="title" presentation:user-transformed="true">
          <draw:text-box>
            <text:p text:style-name="P10"><text:span text:style-name="T4">Razrada </text:span><text:span text:style-name="T4">uopštenih </text:span><text:span text:style-name="T4">aktivnosti</text:span></text:p>
          </draw:text-box>
        </draw:frame>
        <draw:g draw:name="Group 139">
          <draw:custom-shape draw:name="Oval 54" draw:style-name="gr63" draw:text-style-name="P13" draw:layer="layout" svg:width="3.812cm" svg:height="1.368cm" svg:x="2.209cm" svg:y="7.159cm">
            <text:p text:style-name="P3"><text:span text:style-name="T5">Uređivanje kategorij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7" draw:style-name="gr16" draw:text-style-name="P2" draw:layer="layout" svg:width="1.386cm" svg:height="2.234cm" svg:x="2.046cm" svg:y="8.707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140">
          <draw:custom-shape draw:name="Oval 55" draw:style-name="gr64" draw:text-style-name="P13" draw:layer="layout" svg:width="3.842cm" svg:height="1.396cm" svg:x="4.608cm" svg:y="8.882cm">
            <text:p text:style-name="P3"><text:span text:style-name="T5">Uređivanje tekstov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9" draw:style-name="gr43" draw:text-style-name="P2" draw:layer="layout" svg:width="2.435cm" svg:height="1.387cm" svg:x="3.062cm" svg:y="10.30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20">
          <draw:g draw:name="Group 17">
            <draw:custom-shape draw:name="Oval 3" draw:style-name="gr27" draw:text-style-name="P6" draw:layer="layout" svg:width="0.489cm" svg:height="0.489cm" svg:x="2.119cm" svg:y="11.4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5" draw:style-name="gr2" draw:text-style-name="P7" draw:layer="layout" svg:x1="2.363cm" svg:y1="11.938cm" svg:x2="2.364cm" svg:y2="12.055cm">
              <text:p/>
            </draw:line>
            <draw:line draw:name="Straight Connector 8" draw:style-name="gr2" draw:text-style-name="P7" draw:layer="layout" svg:x1="2.363cm" svg:y1="12.055cm" svg:x2="2.364cm" svg:y2="12.77cm">
              <text:p/>
            </draw:line>
            <draw:line draw:name="Straight Connector 10" draw:style-name="gr2" draw:text-style-name="P7" draw:layer="layout" svg:x1="2.363cm" svg:y1="12.055cm" svg:x2="2.016cm" svg:y2="12.402cm">
              <text:p/>
            </draw:line>
            <draw:line draw:name="Straight Connector 12" draw:style-name="gr2" draw:text-style-name="P7" draw:layer="layout" svg:x1="2.363cm" svg:y1="12.055cm" svg:x2="2.735cm" svg:y2="12.428cm">
              <text:p/>
            </draw:line>
            <draw:line draw:name="Straight Connector 14" draw:style-name="gr2" draw:text-style-name="P7" draw:layer="layout" svg:x1="2.363cm" svg:y1="12.77cm" svg:x2="2.031cm" svg:y2="13.101cm">
              <text:p/>
            </draw:line>
            <draw:line draw:name="Straight Connector 16" draw:style-name="gr2" draw:text-style-name="P7" draw:layer="layout" svg:x1="2.363cm" svg:y1="12.77cm" svg:x2="2.735cm" svg:y2="13.142cm">
              <text:p/>
            </draw:line>
          </draw:g>
          <draw:custom-shape draw:name="TextBox 19" draw:style-name="gr65" draw:text-style-name="P8" draw:layer="layout" svg:width="3.174cm" svg:height="1.263cm" svg:x="0.776cm" svg:y="13.138cm">
            <text:p text:style-name="P3"><text:span text:style-name="T3">Administrat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9">
          <draw:custom-shape draw:name="Straight Arrow Connector 120" draw:style-name="gr66" draw:text-style-name="P7" draw:layer="layout" svg:width="1.914cm" svg:height="1.864cm" draw:transform="skewX (0.000523598775598249) rotate (0.927293431584587) translate (9.046cm 9.797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22" draw:style-name="gr67" draw:text-style-name="P9" draw:layer="layout" svg:width="4.052cm" svg:height="1.17cm" svg:x="11.917cm" svg:y="9.52cm">
            <text:p text:style-name="P3"><text:span text:style-name="T2">Prikaz svih tekstov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3">
          <draw:custom-shape draw:name="Straight Arrow Connector 125" draw:style-name="gr68" draw:text-style-name="P7" draw:layer="layout" svg:width="2.618cm" svg:height="1.092cm" draw:transform="rotate (0.814370628980554) translate (7.62cm 11.178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27" draw:style-name="gr69" draw:text-style-name="P9" draw:layer="layout" svg:width="3.632cm" svg:height="1.048cm" svg:x="10.176cm" svg:y="10.89cm">
            <text:p text:style-name="P3"><text:span text:style-name="T2">Izmena tekst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8">
          <draw:custom-shape draw:name="Straight Arrow Connector 130" draw:style-name="gr70" draw:text-style-name="P7" draw:layer="layout" svg:width="2.476cm" svg:height="0.936cm" draw:transform="rotate (-0.261973920724349) translate (6.504cm 10.66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32" draw:style-name="gr71" draw:text-style-name="P9" draw:layer="layout" svg:width="3.73cm" svg:height="1.077cm" svg:x="8.578cm" svg:y="12.385cm">
            <text:p text:style-name="P3"><text:span text:style-name="T2">Dodavanje tekst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rc 92" draw:style-name="gr72" draw:text-style-name="P6" draw:layer="layout" svg:width="1.002cm" svg:height="1.331cm" draw:transform="rotate (-2.02161487258503) translate (15.859cm 11.108cm)">
          <text:p/>
          <draw:enhanced-geometry draw:mirror-horizontal="false" draw:mirror-vertical="false" svg:viewBox="0 0 0 0" draw:text-areas="?f36 ?f42 ?f24 ?f30" draw:type="ooxml-arc" draw:modifiers="10775934 547868.185176614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g draw:name="Group 21">
          <draw:g draw:name="Group 22">
            <draw:custom-shape draw:name="Oval 24" draw:style-name="gr1" draw:text-style-name="P1" draw:layer="layout" svg:width="0.405cm" svg:height="0.389cm" svg:x="23.971cm" svg:y="17.7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25" draw:style-name="gr2" draw:text-style-name="P2" draw:layer="layout" svg:x1="24.174cm" svg:y1="18.141cm" svg:x2="24.175cm" svg:y2="18.235cm">
              <text:p/>
            </draw:line>
            <draw:line draw:name="Straight Connector 26" draw:style-name="gr2" draw:text-style-name="P2" draw:layer="layout" svg:x1="24.174cm" svg:y1="18.235cm" svg:x2="24.175cm" svg:y2="18.802cm">
              <text:p/>
            </draw:line>
            <draw:line draw:name="Straight Connector 27" draw:style-name="gr2" draw:text-style-name="P2" draw:layer="layout" svg:x1="24.174cm" svg:y1="18.235cm" svg:x2="23.887cm" svg:y2="18.511cm">
              <text:p/>
            </draw:line>
            <draw:line draw:name="Straight Connector 28" draw:style-name="gr2" draw:text-style-name="P2" draw:layer="layout" svg:x1="24.174cm" svg:y1="18.235cm" svg:x2="24.482cm" svg:y2="18.531cm">
              <text:p/>
            </draw:line>
            <draw:line draw:name="Straight Connector 29" draw:style-name="gr2" draw:text-style-name="P2" draw:layer="layout" svg:x1="24.174cm" svg:y1="18.802cm" svg:x2="23.899cm" svg:y2="19.066cm">
              <text:p/>
            </draw:line>
            <draw:line draw:name="Straight Connector 30" draw:style-name="gr2" draw:text-style-name="P2" draw:layer="layout" svg:x1="24.174cm" svg:y1="18.802cm" svg:x2="24.482cm" svg:y2="19.098cm">
              <text:p/>
            </draw:line>
          </draw:g>
          <draw:custom-shape draw:name="TextBox 23" draw:style-name="gr73" draw:text-style-name="P4" draw:layer="layout" svg:width="2.628cm" svg:height="0.714cm" svg:x="22.86cm" svg:y="19.095cm">
            <text:p text:style-name="P3"><text:span text:style-name="T1">Korisni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traight Arrow Connector 88" draw:style-name="gr74" draw:text-style-name="P2" draw:layer="layout" svg:width="1.016cm" svg:height="0.762cm" svg:x="16.256cm" svg:y="15.24cm">
          <text:p/>
          <draw:enhanced-geometry draw:mirror-horizontal="true" draw:mirror-vertical="true" svg:viewBox="0 0 21600 21600" draw:type="mso-spt32" draw:enhanced-path="M 0 0 L 21600 21600 N"/>
        </draw:custom-shape>
        <draw:g draw:name="Group 148">
          <draw:custom-shape draw:name="Oval 51" draw:style-name="gr75" draw:text-style-name="P4" draw:layer="layout" svg:width="4.121cm" svg:height="1.365cm" svg:x="12.389cm" svg:y="14.129cm">
            <text:p text:style-name="P3"><text:span text:style-name="T2">Izmena slike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49">
          <draw:custom-shape draw:name="Oval 50" draw:style-name="gr76" draw:text-style-name="P14" draw:layer="layout" svg:width="4.243cm" svg:height="1.445cm" svg:x="17.093cm" svg:y="15.748cm">
            <text:p text:style-name="P3"><text:span text:style-name="T6">Uredjivanje nalog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0" draw:style-name="gr77" draw:text-style-name="P2" draw:layer="layout" svg:width="2.6cm" svg:height="0.864cm" draw:transform="rotate (-0.138055543832752) translate (21.042cm 17.32cm)">
            <text:p/>
            <draw:enhanced-geometry draw:mirror-horizontal="true" draw:mirror-vertical="true" svg:viewBox="0 0 21600 21600" draw:type="mso-spt32" draw:enhanced-path="M 0 0 L 21600 21600 N"/>
          </draw:custom-shape>
        </draw:g>
        <draw:g draw:name="Group 148">
          <draw:custom-shape draw:name="Oval 51" draw:style-name="gr78" draw:text-style-name="P4" draw:layer="layout" svg:width="4.121cm" svg:height="1.365cm" svg:x="15.24cm" svg:y="12.605cm">
            <text:p text:style-name="P3"><text:span text:style-name="T2">Izmena imen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48">
          <draw:custom-shape draw:name="Oval 51" draw:style-name="gr79" draw:text-style-name="P4" draw:layer="layout" svg:width="4.121cm" svg:height="1.365cm" svg:x="19.05cm" svg:y="11.843cm">
            <text:p text:style-name="P3"><text:span text:style-name="T2">Izmena email-a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raight Arrow Connector 88" draw:style-name="gr74" draw:text-style-name="P2" draw:layer="layout" svg:width="1.016cm" svg:height="0.762cm" draw:transform="rotate (-0.523773308523498) translate (18.15cm 14.22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88" draw:style-name="gr80" draw:text-style-name="P2" draw:layer="layout" svg:width="1.275cm" svg:height="1.353cm" draw:transform="rotate (-1.15732782699744) translate (20.563cm 13.451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35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draw:name="Content Placeholder 2" draw:style-name="standard" draw:layer="layout" svg:width="25.232cm" svg:height="28.567cm" svg:x="1.604cm" svg:y="4.4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7">Posetilac sajta</text:span></text:p>
                <text:list text:style-name="L2">
                  <text:list-item>
                    <text:list>
                      <text:list-item>
                        <text:p text:style-name="P16"><text:span text:style-name="T8">Prijava</text:span></text:p>
                      </text:list-item>
                      <text:list-item>
                        <text:p text:style-name="P16"><text:span text:style-name="T8">Registracija naloga</text:span></text:p>
                      </text:list-item>
                      <text:list-item>
                        <text:p text:style-name="P16"><text:span text:style-name="T8">Uvid u istoriju vezbanja</text:span></text:p>
                      </text:list-item>
                      <text:list-item>
                        <text:p text:style-name="P16"><text:span text:style-name="T8">Pretraga po kategorijama</text:span></text:p>
                      </text:list-item>
                      <text:list-item>
                        <text:p text:style-name="P16"><text:span text:style-name="T8">Pregled drugih korisnika</text:span></text:p>
                      </text:list-item>
                    </text:list>
                  </text:list-item>
                </text:list>
                <text:p text:style-name="P16"><text:span text:style-name="T9"/></text:p>
                <text:p text:style-name="P16"><text:span text:style-name="T7">Prijavljeni korisnik</text:span></text:p>
                <text:list text:style-name="L3">
                  <text:list-item>
                    <text:list>
                      <text:list-item>
                        <text:p text:style-name="P16"><text:span text:style-name="T8">Uredjivanje naloga</text:span></text:p>
                      </text:list-item>
                      <text:list-item>
                        <text:p text:style-name="P16"><text:span text:style-name="T8">Izmena lozinke</text:span></text:p>
                      </text:list-item>
                      <text:list-item>
                        <text:p text:style-name="P16"><text:span text:style-name="T8">Izmena slike, imena I emaila</text:span></text:p>
                      </text:list-item>
                      <text:list-item>
                        <text:p text:style-name="P16"><text:span text:style-name="T8">Pretraga po kategorijama</text:span></text:p>
                      </text:list-item>
                      <text:list-item>
                        <text:p text:style-name="P16"><text:span text:style-name="T8">Uvid u istoriju vezbanja</text:span></text:p>
                      </text:list-item>
                      <text:list-item>
                        <text:p text:style-name="P16"><text:span text:style-name="T8">Pregled procenata otkucanih tekstova</text:span></text:p>
                      </text:list-item>
                      <text:list-item>
                        <text:p text:style-name="P16"><text:span text:style-name="T8">Pokretanje vezbanja</text:span></text:p>
                      </text:list-item>
                    </text:list>
                  </text:list-item>
                </text:list>
              </table:table-cell>
              <table:table-cell>
                <text:p text:style-name="P16"><text:span text:style-name="T7"/></text:p>
                <text:p text:style-name="P16"><text:span text:style-name="T7">Administrator</text:span></text:p>
                <text:list text:style-name="L2">
                  <text:list-item>
                    <text:list>
                      <text:list-item>
                        <text:p text:style-name="P16"><text:span text:style-name="T8">Uredjivanje kategorija</text:span></text:p>
                      </text:list-item>
                      <text:list-item>
                        <text:p text:style-name="P16"><text:span text:style-name="T8">Uredjivanje tekstova</text:span></text:p>
                      </text:list-item>
                      <text:list-item>
                        <text:p text:style-name="P16"><text:span text:style-name="T8">Prikaz svih kategorija</text:span></text:p>
                      </text:list-item>
                      <text:list-item>
                        <text:p text:style-name="P16"><text:span text:style-name="T8">Izmena kategorije</text:span></text:p>
                      </text:list-item>
                      <text:list-item>
                        <text:p text:style-name="P16"><text:span text:style-name="T8">Dodavanje kategorije</text:span></text:p>
                      </text:list-item>
                      <text:list-item>
                        <text:p text:style-name="P16"><text:span text:style-name="T8">Prikaz svih tekstova</text:span></text:p>
                      </text:list-item>
                      <text:list-item>
                        <text:p text:style-name="P16"><text:span text:style-name="T8">Izmena teksta</text:span></text:p>
                      </text:list-item>
                      <text:list-item>
                        <text:p text:style-name="P16"><text:span text:style-name="T8">Dodavanje teksta</text:span></text:p>
                      </text:list-item>
                    </text:list>
                  </text:list-item>
                </text:list>
              </table:table-cell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itle 1" presentation:style-name="pr1" draw:text-style-name="P11" draw:layer="layout" svg:width="25.171cm" svg:height="1.81cm" svg:x="1.778cm" svg:y="0.984cm" presentation:class="title" presentation:user-transformed="true">
          <draw:text-box>
            <text:p text:style-name="P10"><text:span text:style-name="T4">Prikaz </text:span><text:span text:style-name="T4">konačnog </text:span><text:span text:style-name="T4">spiska </text:span><text:span text:style-name="T4">pojedinačni</text:span><text:span text:style-name="T4">h </text:span><text:span text:style-name="T4">aktivnosti</text:span></text:p>
          </draw:text-box>
        </draw:frame>
        <presentation:notes draw:style-name="dp2">
          <draw:page-thumbnail draw:style-name="gr35" draw:layer="layout" svg:width="14.848cm" svg:height="11.136cm" svg:x="3.075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draw:name="Title 1" presentation:style-name="pr1" draw:text-style-name="P11" draw:layer="layout" svg:width="22.82cm" svg:height="1.64cm" svg:x="2.286cm" svg:y="1.408cm" presentation:class="title" presentation:user-transformed="true">
          <draw:text-box>
            <text:p text:style-name="P10"><text:span text:style-name="T4">Model baze </text:span><text:span text:style-name="T4">podataka</text:span></text:p>
          </draw:text-box>
        </draw:frame>
        <draw:custom-shape draw:name="Rectangle 4" draw:style-name="gr81" draw:text-style-name="P17" draw:layer="layout" svg:width="4.092cm" svg:height="1.809cm" svg:x="1.077cm" svg:y="7.305cm">
          <text:p text:style-name="P3"><text:span text:style-name="T10">kategor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2" draw:text-style-name="P18" draw:layer="layout" svg:width="4.092cm" svg:height="1.81cm" svg:x="0.988cm" svg:y="15.748cm">
          <text:p text:style-name="P3"><text:span text:style-name="T10">korisn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3" draw:text-style-name="P18" draw:layer="layout" svg:width="5.468cm" svg:height="1.81cm" svg:x="5.588cm" svg:y="4.54cm">
          <text:p text:style-name="P3"><text:span text:style-name="T10">administ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4" draw:text-style-name="P19" draw:layer="layout" svg:width="4.109cm" svg:height="1.81cm" svg:x="1.06cm" svg:y="10.413cm">
          <text:p text:style-name="P3"><text:span text:style-name="T10">fotograf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8" draw:style-name="gr85" draw:text-style-name="P7" draw:layer="layout" svg:width="4.483cm" svg:height="1.696cm" svg:x="5.169cm" svg:y="8.2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25" draw:style-name="gr86" draw:text-style-name="P18" draw:layer="layout" svg:width="6.74cm" svg:height="1.81cm" svg:x="0.626cm" svg:y="18.764cm">
          <text:p text:style-name="P3"><text:span text:style-name="T10">Jaki objek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7" draw:text-style-name="P19" draw:layer="layout" svg:width="6.74cm" svg:height="1.81cm" svg:x="8.382cm" svg:y="18.764cm">
          <text:p text:style-name="P3"><text:span text:style-name="T10">Slabi objek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88" draw:text-style-name="P7" draw:layer="layout" svg:width="1.299cm" svg:height="0.005cm" draw:transform="rotate (1.5687019316925) translate (3.048cm 10.4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6" draw:style-name="gr89" draw:text-style-name="P19" draw:layer="layout" svg:width="4.826cm" svg:height="1.81cm" svg:x="7.366cm" svg:y="15.748cm">
          <text:p text:style-name="P3"><text:span text:style-name="T10">istor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90" draw:text-style-name="P7" draw:layer="layout" svg:width="2.258cm" svg:height="0.001cm" svg:x="5.08cm" svg:y="16.5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" draw:style-name="gr91" draw:text-style-name="P21" draw:layer="layout" svg:width="10.16cm" svg:height="15.322cm" svg:x="16.002cm" svg:y="2.19cm">
          <text:list text:style-name="L4">
            <text:list-item>
              <text:p text:style-name="P20"><text:span text:style-name="T9">Kategorija</text:span></text:p>
            </text:list-item>
          </text:list>
          <text:list text:style-name="L5">
            <text:list-item>
              <text:list>
                <text:list-item>
                  <text:p text:style-name="P20"><text:span text:style-name="T8">naziv, slika</text:span></text:p>
                </text:list-item>
              </text:list>
            </text:list-item>
            <text:list-item>
              <text:p text:style-name="P20"><text:span text:style-name="T9">Fotografija kategorije</text:span></text:p>
            </text:list-item>
            <text:list-item>
              <text:p text:style-name="P20"><text:span text:style-name="T9">Administrator</text:span></text:p>
              <text:list>
                <text:list-item>
                  <text:p text:style-name="P20"><text:span text:style-name="T8">pristupni parametri</text:span></text:p>
                </text:list-item>
              </text:list>
            </text:list-item>
            <text:list-item>
              <text:p text:style-name="P20"><text:span text:style-name="T9">Korisnik</text:span></text:p>
              <text:list>
                <text:list-item>
                  <text:p text:style-name="P20"><text:span text:style-name="T8">Adresa elektronske poste, lozinka, link za ponistavanje lozinke, korisnicko ime, brzina kucanja</text:span></text:p>
                </text:list-item>
              </text:list>
            </text:list-item>
            <text:list-item>
              <text:p text:style-name="P20"><text:span text:style-name="T9">Istorija</text:span></text:p>
              <text:list>
                <text:list-item>
                  <text:p text:style-name="P20"><text:span text:style-name="T8">Prosecna brzina kucanja</text:span></text:p>
                </text:list-item>
              </text:list>
            </text:list-item>
            <text:list-item>
              <text:p text:style-name="P20"><text:span text:style-name="T9">Vezbanje</text:span></text:p>
              <text:list>
                <text:list-item>
                  <text:p text:style-name="P20"><text:span text:style-name="T8">Vreme proteklo</text:span></text:p>
                </text:list-item>
                <text:list-item>
                  <text:p text:style-name="P20"><text:span text:style-name="T8">Broj pogresnih karaktera</text:span></text:p>
                </text:list-item>
                <text:list-item>
                  <text:p text:style-name="P20"><text:span text:style-name="T8">Najcesce pogresno otkucani karakteri</text:span></text:p>
                </text:list-item>
                <text:list-item>
                  <text:p text:style-name="P20"><text:span text:style-name="T8">Naziv</text:span></text:p>
                </text:list-item>
                <text:list-item>
                  <text:p text:style-name="P20"><text:span text:style-name="T8">Teks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2" draw:text-style-name="P19" draw:layer="layout" svg:width="3.946cm" svg:height="1.81cm" svg:x="7.738cm" svg:y="9.906cm">
          <text:p text:style-name="P3"><text:span text:style-name="T10">vezbanj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93" draw:text-style-name="P7" draw:layer="layout" svg:width="0.001cm" svg:height="0.984cm" svg:x="9.65cm" svg:y="11.7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9" draw:style-name="gr94" draw:text-style-name="P9" draw:layer="layout" svg:width="6.439cm" svg:height="1.996cm" svg:x="6.604cm" svg:y="12.736cm">
          <text:p text:style-name="P3"><text:span text:style-name="T8">vezbanje_istori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93" draw:text-style-name="P7" draw:layer="layout" svg:width="0.001cm" svg:height="0.984cm" draw:transform="rotate (-3.14159265358979) translate (9.652cm 15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7" draw:style-name="gr95" draw:text-style-name="P9" draw:layer="layout" svg:width="7.434cm" svg:height="1.778cm" svg:x="16.188cm" svg:y="18.796cm">
          <text:p text:style-name="P3"><text:span text:style-name="T8">Vezni objek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5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draw:name="Title 1" presentation:style-name="pr1" draw:text-style-name="P11" draw:layer="layout" svg:width="22.82cm" svg:height="1.64cm" svg:x="2.286cm" svg:y="1.408cm" presentation:class="title" presentation:user-transformed="true">
          <draw:text-box>
            <text:p text:style-name="P10"><text:span text:style-name="T4">Preimen</text:span><text:span text:style-name="T4">ovani </text:span><text:span text:style-name="T4">model </text:span><text:span text:style-name="T4">baze </text:span><text:span text:style-name="T4">podatak</text:span><text:span text:style-name="T4">a</text:span></text:p>
          </draw:text-box>
        </draw:frame>
        <draw:custom-shape draw:name="Rectangle 4" draw:style-name="gr96" draw:text-style-name="P17" draw:layer="layout" svg:width="4.092cm" svg:height="1.809cm" svg:x="1.077cm" svg:y="7.305cm">
          <text:p text:style-name="P3"><text:span text:style-name="T10">categ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7" draw:text-style-name="P18" draw:layer="layout" svg:width="4.092cm" svg:height="1.81cm" svg:x="0.988cm" svg:y="15.748cm">
          <text:p text:style-name="P3"><text:span text:style-name="T10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8" draw:text-style-name="P18" draw:layer="layout" svg:width="5.468cm" svg:height="1.81cm" svg:x="5.588cm" svg:y="4.54cm">
          <text:p text:style-name="P3"><text:span text:style-name="T10">administ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9" draw:text-style-name="P19" draw:layer="layout" svg:width="4.109cm" svg:height="1.81cm" svg:x="1.06cm" svg:y="10.413cm">
          <text:p text:style-name="P3"><text:span text:style-name="T10">ph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8" draw:style-name="gr85" draw:text-style-name="P7" draw:layer="layout" svg:width="4.483cm" svg:height="1.696cm" svg:x="5.169cm" svg:y="8.2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25" draw:style-name="gr100" draw:text-style-name="P18" draw:layer="layout" svg:width="6.74cm" svg:height="1.81cm" svg:x="0.626cm" svg:y="18.288cm">
          <text:p text:style-name="P3"><text:span text:style-name="T10">Jaki objek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01" draw:text-style-name="P19" draw:layer="layout" svg:width="6.74cm" svg:height="1.81cm" svg:x="8.382cm" svg:y="18.256cm">
          <text:p text:style-name="P3"><text:span text:style-name="T10">Slabi objek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88" draw:text-style-name="P7" draw:layer="layout" svg:width="1.299cm" svg:height="0.005cm" draw:transform="rotate (1.5687019316925) translate (3.048cm 10.4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102" draw:text-style-name="P7" draw:layer="layout" svg:width="2.286cm" svg:height="0.001cm" svg:x="5.08cm" svg:y="16.2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6" draw:style-name="gr103" draw:text-style-name="P19" draw:layer="layout" svg:width="4.826cm" svg:height="1.81cm" svg:x="7.366cm" svg:y="15.748cm">
          <text:p text:style-name="P3"><text:span text:style-name="T10">hi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04" draw:text-style-name="P19" draw:layer="layout" svg:width="3.946cm" svg:height="1.81cm" svg:x="7.738cm" svg:y="9.906cm">
          <text:p text:style-name="P3"><text:span text:style-name="T10">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93" draw:text-style-name="P7" draw:layer="layout" svg:width="0.001cm" svg:height="0.984cm" svg:x="9.65cm" svg:y="11.7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9" draw:style-name="gr105" draw:text-style-name="P9" draw:layer="layout" svg:width="6.439cm" svg:height="1.996cm" svg:x="6.604cm" svg:y="12.736cm">
          <text:p text:style-name="P3"><text:span text:style-name="T8">exercise_his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93" draw:text-style-name="P7" draw:layer="layout" svg:width="0.001cm" svg:height="0.984cm" draw:transform="rotate (-3.14159265358979) translate (9.652cm 15.74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7" draw:style-name="gr106" draw:text-style-name="P9" draw:layer="layout" svg:width="7.434cm" svg:height="1.996cm" svg:x="16.188cm" svg:y="18.07cm">
          <text:p text:style-name="P3"><text:span text:style-name="T8">Vezni objek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5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" svg:font-family="Calibri"/>
    <style:font-face style:name="Calibri Light" svg:font-family="'Calibri Light'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8_20_53" draw:display-name="msArrowOpenEnd 8 53" svg:viewBox="0 0 550 350" svg:d="M275 0l275 313-57 37-181-218v218h-75v-218l-181 218-56-37z"/>
    <draw:marker draw:name="msArrowOvalEnd_20_9" draw:display-name="msArrowOvalEnd 9" svg:viewBox="0 0 500 500" svg:d="M250 0l125 35 90 90 35 125-35 125-90 90-125 35-125-35-90-90-35-125 35-125 90-9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9T19:20:22.107821052</meta:creation-date>
    <meta:editing-duration>PT5H27M28S</meta:editing-duration>
    <meta:editing-cycles>16</meta:editing-cycles>
    <meta:generator>LibreOffice/6.0.7.3$Linux_X86_64 LibreOffice_project/00m0$Build-3</meta:generator>
    <dc:title>Impress</dc:title>
    <dc:date>2021-05-23T18:15:10.541881072</dc:date>
    <meta:document-statistic meta:object-count="278"/>
    <meta:template xlink:type="simple" xlink:actuate="onRequest" xlink:title="Impress" xlink:href="../../../../usr/lib/libreoffice/share/template/common/presnt/Impress.otp" meta:date="2021-05-19T19:20:21.553210577"/>
  </office:meta>
</office:document-meta>
</file>